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TablePreview1.svm" manifest:media-type="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05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fo:min-height="12.53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2.54cm"/>
    </style:style>
    <style:style style:name="pr9" style:family="presentation" style:parent-style-name="Kyodai_25_20Presentation-outline1">
      <style:graphic-properties fo:min-height="0.65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13.86cm"/>
    </style:style>
    <style:style style:name="pr12" style:family="presentation" style:parent-style-name="Kyodai_25_20Presentation-outline1">
      <style:graphic-properties fo:min-height="2.939cm"/>
    </style:style>
    <style:style style:name="co1" style:family="table-column">
      <style:table-column-properties style:column-width="1.811cm" style:use-optimal-column-width="false"/>
    </style:style>
    <style:style style:name="co2" style:family="table-column">
      <style:table-column-properties style:column-width="20.9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74cm"/>
    </style:style>
    <style:style style:name="ce1" style:family="table-cell">
      <style:graphic-properties style:repeat="repeat"/>
      <style:paragraph-properties fo:text-align="center"/>
      <style:text-properties fo:color="#800000"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color="#000080" fo:font-size="26pt" style:font-size-asian="26pt" style:font-size-complex="26pt"/>
    </style:style>
    <style:style style:name="ce3" style:family="table-cell">
      <style:graphic-properties style:repeat="repeat"/>
      <style:text-properties fo:font-size="26pt" style:font-size-asian="26pt" style:font-size-complex="26pt"/>
    </style:style>
    <style:style style:name="ce4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3" style:family="paragraph">
      <style:text-properties style:use-window-font-color="true" fo:font-size="22pt" style:font-size-asian="22pt" style:font-size-complex="22pt"/>
    </style:style>
    <style:style style:name="P14" style:family="paragraph">
      <style:text-properties fo:color="#000080" fo:font-size="18pt"/>
    </style:style>
    <style:style style:name="P15" style:family="paragraph">
      <style:text-properties fo:color="#800000" fo:font-size="18pt"/>
    </style:style>
    <style:style style:name="P16" style:family="paragraph">
      <style:text-properties fo:color="#008000" fo:font-size="18pt"/>
    </style:style>
    <style:style style:name="P17" style:family="paragraph">
      <style:text-properties fo:color="#800080" fo:font-size="18pt"/>
    </style:style>
    <style:style style:name="P18" style:family="paragraph">
      <style:text-properties fo:color="#000080" fo:font-size="24pt" style:font-size-asian="24pt" style:font-size-complex="24pt"/>
    </style:style>
    <style:style style:name="P19" style:family="paragraph">
      <style:text-properties fo:color="#008000" fo:font-size="24pt" style:font-size-asian="24pt" style:font-size-complex="24pt"/>
    </style:style>
    <style:style style:name="P20" style:family="paragraph">
      <style:text-properties fo:color="#800000" fo:font-size="24pt" style:font-size-asian="24pt" style:font-size-complex="24pt"/>
    </style:style>
    <style:style style:name="P21" style:family="paragraph">
      <style:text-properties fo:color="#800080" fo:font-size="24pt" style:font-size-asian="24pt" style:font-size-complex="24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800000" fo:font-size="32pt" style:font-size-asian="32pt" style:font-size-complex="32pt"/>
    </style:style>
    <style:style style:name="T1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color="#800080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80"/>
    </style:style>
    <style:style style:name="T16" style:family="text">
      <style:text-properties fo:color="#800000"/>
    </style:style>
    <style:style style:name="T17" style:family="text">
      <style:text-properties style:use-window-font-color="true"/>
    </style:style>
    <style:style style:name="T18" style:family="text">
      <style:text-properties fo:color="#800080"/>
    </style:style>
    <style:style style:name="T1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use-window-font-color="true" fo:font-size="22pt" style:font-size-asian="22pt" style:font-size-complex="22pt"/>
    </style:style>
    <style:style style:name="T23" style:family="text">
      <style:text-properties fo:color="#000080" fo:font-size="22pt" style:font-size-asian="22pt" style:font-size-complex="22pt"/>
    </style:style>
    <style:style style:name="T24" style:family="text">
      <style:text-properties fo:color="#008000" fo:font-size="22pt" style:font-size-asian="22pt" style:font-size-complex="22pt"/>
    </style:style>
    <style:style style:name="T25" style:family="text">
      <style:text-properties fo:color="#800000" fo:font-size="22pt" style:font-size-asian="22pt" style:font-size-complex="22pt"/>
    </style:style>
    <style:style style:name="T26" style:family="text">
      <style:text-properties fo:color="#800080" fo:font-size="22pt" style:font-size-asian="22pt" style:font-size-complex="22pt"/>
    </style:style>
    <style:style style:name="T27" style:family="text">
      <style:text-properties fo:color="#000080" fo:font-size="18pt"/>
    </style:style>
    <style:style style:name="T28" style:family="text">
      <style:text-properties fo:color="#800000" fo:font-size="18pt"/>
    </style:style>
    <style:style style:name="T29" style:family="text">
      <style:text-properties fo:color="#008000" fo:font-size="18pt"/>
    </style:style>
    <style:style style:name="T30" style:family="text">
      <style:text-properties fo:color="#800080" fo:font-size="18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000080" fo:font-size="24pt" style:font-size-asian="24pt" style:font-size-complex="24pt"/>
    </style:style>
    <style:style style:name="T33" style:family="text">
      <style:text-properties fo:color="#008000" fo:font-size="24pt" style:font-size-asian="24pt" style:font-size-complex="24pt"/>
    </style:style>
    <style:style style:name="T34" style:family="text">
      <style:text-properties fo:color="#800000" fo:font-size="24pt" style:font-size-asian="24pt" style:font-size-complex="24pt"/>
    </style:style>
    <style:style style:name="T35" style:family="text">
      <style:text-properties fo:color="#000080" style:text-position="sub 58%" fo:font-size="24pt" style:font-size-asian="24pt" style:font-size-complex="24pt"/>
    </style:style>
    <style:style style:name="T36" style:family="text">
      <style:text-properties fo:color="#000080" style:text-position="0% 100%" fo:font-size="24pt" style:font-size-asian="24pt" style:font-size-complex="24pt"/>
    </style:style>
    <style:style style:name="T37" style:family="text">
      <style:text-properties fo:color="#008000" style:text-position="sub 58%" fo:font-size="24pt" style:font-size-asian="24pt" style:font-size-complex="24pt"/>
    </style:style>
    <style:style style:name="T38" style:family="text">
      <style:text-properties fo:color="#800000" style:text-position="sub 58%" fo:font-size="24pt" style:font-size-asian="24pt" style:font-size-complex="24pt"/>
    </style:style>
    <style:style style:name="T39" style:family="text">
      <style:text-properties fo:color="#800080" style:text-position="sub 58%" fo:font-size="24pt" style:font-size-asian="24pt" style:font-size-complex="24pt"/>
    </style:style>
    <style:style style:name="T40" style:family="text">
      <style:text-properties fo:color="#800080" fo:font-size="32pt" style:font-size-asian="32pt" style:font-size-complex="32pt"/>
    </style:style>
    <style:style style:name="T41" style:family="text">
      <style:text-properties fo:color="#008000" fo:font-size="32pt" style:font-size-asian="32pt" style:font-size-complex="32pt"/>
    </style:style>
    <style:style style:name="T42" style:family="text">
      <style:text-properties fo:color="#000080" fo:font-weight="normal" style:font-weight-asian="normal" style:font-weight-complex="normal"/>
    </style:style>
    <style:style style:name="T43" style:family="text">
      <style:text-properties style:use-window-font-color="true" fo:font-weight="normal" style:font-weight-asian="normal" style:font-weight-complex="normal"/>
    </style:style>
    <style:style style:name="T44" style:family="text">
      <style:text-properties fo:color="#800080" fo:font-weight="bold" style:font-weight-asian="bold" style:font-weight-complex="bold"/>
    </style:style>
    <style:style style:name="T45" style:family="text">
      <style:text-properties style:use-window-font-color="true" style:text-position="sub 58%" fo:font-weight="normal" style:font-weight-asian="normal" style:font-weight-complex="normal"/>
    </style:style>
    <style:style style:name="T46" style:family="text">
      <style:text-properties style:use-window-font-color="true" style:text-position="0% 100%" fo:font-weight="normal" style:font-weight-asian="normal" style:font-weight-complex="normal"/>
    </style:style>
    <style:style style:name="T47" style:family="text">
      <style:text-properties fo:color="#008000" fo:font-weight="bold" style:font-weight-asian="bold" style:font-weight-complex="bold"/>
    </style:style>
    <style:style style:name="T48" style:family="text">
      <style:text-properties style:text-position="sub 58%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color="#800080" style:text-position="sub 58%"/>
    </style:style>
    <style:style style:name="T51" style:family="text">
      <style:text-properties fo:color="#008000" style:text-position="-33% 58%" fo:font-size="24pt" style:font-size-asian="24pt" style:font-size-complex="24pt"/>
    </style:style>
    <style:style style:name="T52" style:family="text">
      <style:text-properties style:use-window-font-color="true" fo:font-size="24pt" style:font-size-asian="24pt" style:font-size-complex="24pt"/>
    </style:style>
    <style:style style:name="T53" style:family="text">
      <style:text-properties fo:font-size="40pt" style:font-size-asian="40pt" style:font-size-complex="40pt"/>
    </style:style>
    <style:style style:name="T54" style:family="text">
      <style:text-properties style:use-window-font-color="true" fo:font-size="26pt" style:font-size-asian="26pt" style:font-size-complex="26pt"/>
    </style:style>
    <style:style style:name="T55" style:family="text">
      <style:text-properties fo:font-family="LMMonoCaps10" style:font-style-name="Bold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8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1" style:family="text">
      <style:text-properties fo:color="#000080" style:text-position="sub 58%" fo:font-size="24pt" fo:font-style="normal" style:font-size-asian="24pt" style:font-style-asian="normal" style:font-size-complex="24pt" style:font-style-complex="normal"/>
    </style:style>
    <style:style style:name="T62" style:family="text">
      <style:text-properties fo:color="#000080" style:text-position="0% 100%" fo:font-size="24pt" fo:font-style="normal" style:font-size-asian="24pt" style:font-style-asian="normal" style:font-size-complex="24pt" style:font-style-complex="normal"/>
    </style:style>
    <style:style style:name="T63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4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5" style:family="text">
      <style:text-properties fo:font-family="LMMonoCaps10" style:font-pitch="fixed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67" style:family="text">
      <style:text-properties style:use-window-font-color="true" fo:font-family="LMMonoCaps10" style:font-pitch="fixed" fo:font-size="24pt" fo:font-weight="bold" style:font-size-asian="24pt" style:font-weight-asian="bold" style:font-size-complex="24pt" style:font-weight-complex="bold"/>
    </style:style>
    <style:style style:name="T68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3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font-size="24pt" fo:font-weight="normal" style:font-size-asian="24pt" style:font-weight-asian="normal" style:font-size-complex="24pt" style:font-weight-complex="normal"/>
    </style:style>
    <style:style style:name="T75" style:family="text">
      <style:text-properties fo:color="#8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fo:color="#00008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fo:color="#800000" fo:font-size="26pt" style:font-size-asian="26pt" style:font-size-complex="26pt"/>
    </style:style>
    <style:style style:name="T78" style:family="text">
      <style:text-properties fo:color="#000080" fo:font-size="26pt" style:font-size-asian="26pt" style:font-size-complex="26pt"/>
    </style:style>
    <style:style style:name="T79" style:family="text">
      <style:text-properties fo:color="#008000"/>
    </style:style>
    <style:style style:name="T80" style:family="text">
      <style:text-properties style:use-window-font-color="true" fo:font-weight="bold" style:font-weight-asian="bold" style:font-weight-complex="bold"/>
    </style:style>
    <style:style style:name="T81" style:family="text">
      <style:text-properties fo:color="#008000" fo:font-style="italic" style:font-style-asian="italic" style:font-style-complex="italic"/>
    </style:style>
    <style:style style:name="T82" style:family="text">
      <style:text-properties style:use-window-font-color="true" fo:font-style="italic" style:font-style-asian="italic" style:font-style-complex="italic"/>
    </style:style>
    <style:style style:name="T83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800080" fo:font-weight="normal" style:font-weight-asian="normal" style:font-weight-complex="normal"/>
    </style:style>
    <style:style style:name="T87" style:family="text">
      <style:text-properties style:use-window-font-color="true" fo:font-family="LMMonoCaps10" style:font-pitch="fixed" fo:font-weight="bold" style:font-weight-asian="bold" style:font-weight-complex="bold"/>
    </style:style>
    <style:style style:name="T88" style:family="text">
      <style:text-properties fo:color="#800000" fo:font-weight="normal" style:font-weight-asian="normal" style:font-weight-complex="normal"/>
    </style:style>
    <style:style style:name="T89" style:family="text">
      <style:text-properties fo:color="#008000" fo:font-weight="normal" style:font-weight-asian="normal" style:font-weight-complex="normal"/>
    </style:style>
    <style:style style:name="T9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94" style:family="text">
      <style:text-properties fo:color="#800000" fo:font-size="32pt" fo:font-weight="normal" style:font-size-asian="32pt" style:font-weight-asian="normal" style:font-size-complex="32pt" style:font-weight-complex="normal"/>
    </style:style>
    <style:style style:name="T95" style:family="text">
      <style:text-properties fo:font-size="24pt" style:text-underline-style="none" style:font-size-asian="24pt" style:font-size-complex="24pt"/>
    </style:style>
    <style:style style:name="T96" style:family="text">
      <style:text-properties fo:font-size="18pt" style:font-size-asian="18pt" style:font-size-complex="18pt"/>
    </style:style>
    <style:style style:name="T97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4cm" presentation:class="title" presentation:user-transformed="true">
          <draw:text-box>
            <text:p>自然言語処理プログラミング勉強会3 -<text:line-break/>パーセプトロンアルゴリズム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6" draw:layer="layout" svg:width="20.955cm" svg:height="1.267cm" svg:x="0.175cm" svg:y="4.445cm" presentation:class="outline" presentation:user-transformed="true">
          <draw:text-box>
            <text:list text:style-name="L2">
              <text:list-header>
                <text:p><text:span text:style-name="T6">x</text:span><text:span text:style-name="T7">が与えられた時</text:span><text:span text:style-name="T8"> <text:s text:c="4"/></text:span><text:span text:style-name="T9">y</text:span><text:span text:style-name="T7">を予測する</text:span></text:p>
              </text:list-header>
            </text:list>
          </draw:text-box>
        </draw:frame>
        <draw:frame draw:style-name="gr2" draw:text-style-name="P8" draw:layer="layout" svg:width="10.67cm" svg:height="3.368cm" svg:x="0.505cm" svg:y="6.134cm">
          <draw:text-box>
            <text:p text:style-name="P7"><text:span text:style-name="T10">本のレビュー</text:span></text:p>
            <text:p text:style-name="P7"><text:span text:style-name="T11">Oh, man I love this book!</text:span></text:p>
            <text:p text:style-name="P7"><text:span text:style-name="T11">This book is so boring...</text:span></text:p>
          </draw:text-box>
        </draw:frame>
        <draw:frame draw:style-name="gr2" draw:text-style-name="P8" draw:layer="layout" svg:width="9.688cm" svg:height="3.368cm" svg:x="11.475cm" svg:y="6.25cm">
          <draw:text-box>
            <text:p text:style-name="P7"><text:span text:style-name="T12">「良い」評価なのか？</text:span></text:p>
            <text:p text:style-name="P7"><text:span text:style-name="T11">yes</text:span></text:p>
            <text:p text:style-name="P7"><text:span text:style-name="T11">no</text:span></text:p>
          </draw:text-box>
        </draw:frame>
        <draw:custom-shape draw:style-name="gr3" draw:text-style-name="P7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535cm" svg:height="2.223cm" svg:x="20.225cm" svg:y="6.25cm">
          <draw:text-box>
            <text:p><text:span text:style-name="T13">２値予測</text:span></text:p>
            <text:p><text:span text:style-name="T14">(</text:span><text:span text:style-name="T14">選択肢が２つ</text:span><text:span text:style-name="T14">)</text:span></text:p>
          </draw:text-box>
        </draw:frame>
        <draw:frame draw:style-name="gr2" draw:text-style-name="P8" draw:layer="layout" svg:width="10.006cm" svg:height="3.41cm" svg:x="0.606cm" svg:y="10.135cm">
          <draw:text-box>
            <text:p text:style-name="P7"><text:span text:style-name="T10">ツイート</text:span></text:p>
            <text:p text:style-name="P7"><text:span text:style-name="T11">On the way to the park!</text:span></text:p>
            <text:p text:style-name="P7"><text:span text:style-name="T11">公園に行くなう！</text:span></text:p>
          </draw:text-box>
        </draw:frame>
        <draw:frame draw:style-name="gr2" draw:text-style-name="P8" draw:layer="layout" svg:width="6.014cm" svg:height="3.368cm" svg:x="13.04cm" svg:y="10.144cm">
          <draw:text-box>
            <text:p text:style-name="P7"><text:span text:style-name="T12">書かれた言語</text:span></text:p>
            <text:p text:style-name="P7"><text:span text:style-name="T11">English</text:span></text:p>
            <text:p text:style-name="P7"><text:span text:style-name="T11">Japanese</text:span></text:p>
          </draw:text-box>
        </draw:frame>
        <draw:custom-shape draw:style-name="gr3" draw:text-style-name="P7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535cm" svg:height="2.223cm" svg:x="20.226cm" svg:y="10.751cm">
          <draw:text-box>
            <text:p><text:span text:style-name="T13">多クラス予測</text:span></text:p>
            <text:p><text:span text:style-name="T14">(</text:span><text:span text:style-name="T14">選択肢が数個</text:span><text:span text:style-name="T14">)</text:span></text:p>
          </draw:text-box>
        </draw:frame>
        <draw:frame draw:style-name="gr2" draw:text-style-name="P8" draw:layer="layout" svg:width="5.87cm" svg:height="4.393cm" svg:x="2.407cm" svg:y="14.035cm">
          <draw:text-box>
            <text:p text:style-name="P7"><text:span text:style-name="T10">文</text:span></text:p>
            <text:p text:style-name="P7"><text:span text:style-name="T11"/></text:p>
            <text:p text:style-name="P7"><text:span text:style-name="T11"/></text:p>
            <text:p text:style-name="P7"><text:span text:style-name="T11">I read a book</text:span></text:p>
          </draw:text-box>
        </draw:frame>
        <draw:frame draw:style-name="gr2" draw:text-style-name="P8" draw:layer="layout" svg:width="3.258cm" svg:height="1.318cm" svg:x="14.441cm" svg:y="14.044cm">
          <draw:text-box>
            <text:p text:style-name="P7"><text:span text:style-name="T12">構文木</text:span></text:p>
          </draw:text-box>
        </draw:frame>
        <draw:custom-shape draw:style-name="gr3" draw:text-style-name="P7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535cm" svg:height="2.223cm" svg:x="20.227cm" svg:y="15.551cm">
          <draw:text-box>
            <text:p><text:span text:style-name="T13">構造化予測</text:span></text:p>
            <text:p><text:span text:style-name="T14">(</text:span><text:span text:style-name="T14">選択肢が膨大</text:span><text:span text:style-name="T14">)</text:span></text:p>
          </draw:text-box>
        </draw:frame>
        <draw:frame draw:style-name="gr2" draw:text-style-name="P8" draw:layer="layout" svg:width="7.394cm" svg:height="1.276cm" svg:x="12.065cm" svg:y="19.215cm">
          <draw:text-box>
            <text:p text:style-name="P7"><text:span text:style-name="T11">I <text:s text:c="2"/>read <text:s text:c="2"/>a <text:s text:c="2"/>book</text:span></text:p>
          </draw:text-box>
        </draw:frame>
        <draw:frame draw:style-name="gr2" draw:layer="layout" svg:width="1.772cm" svg:height="0.962cm" svg:x="15.24cm" svg:y="18.28cm">
          <draw:text-box>
            <text:p>DET</text:p>
          </draw:text-box>
        </draw:frame>
        <draw:frame draw:style-name="gr2" draw:layer="layout" svg:width="1.416cm" svg:height="0.962cm" svg:x="17.34cm" svg:y="18.28cm">
          <draw:text-box>
            <text:p>NN</text:p>
          </draw:text-box>
        </draw:frame>
        <draw:frame draw:style-name="gr2" draw:layer="layout" svg:width="1.383cm" svg:height="0.962cm" svg:x="16.34cm" svg:y="17.28cm">
          <draw:text-box>
            <text:p>NP</text:p>
          </draw:text-box>
        </draw:frame>
        <draw:frame draw:style-name="gr2" draw:layer="layout" svg:width="1.806cm" svg:height="0.962cm" svg:x="13.441cm" svg:y="18.28cm">
          <draw:text-box>
            <text:p>VBD</text:p>
          </draw:text-box>
        </draw:frame>
        <draw:frame draw:style-name="gr2" draw:layer="layout" svg:width="1.349cm" svg:height="0.962cm" svg:x="15.141cm" svg:y="16.28cm">
          <draw:text-box>
            <text:p>VP</text:p>
          </draw:text-box>
        </draw:frame>
        <draw:frame draw:style-name="gr2" draw:layer="layout" svg:width="0.925cm" svg:height="0.962cm" svg:x="14.142cm" svg:y="15.08cm">
          <draw:text-box>
            <text:p>S</text:p>
          </draw:text-box>
        </draw:frame>
        <draw:frame draw:style-name="gr2" draw:layer="layout" svg:width="0.959cm" svg:height="0.962cm" svg:x="12.043cm" svg:y="18.28cm">
          <draw:text-box>
            <text:p>N</text:p>
          </draw:text-box>
        </draw:frame>
        <draw:line draw:style-name="gr4" draw:text-style-name="P7" draw:layer="layout" svg:x1="12.7cm" svg:y1="18.215cm" svg:x2="14.605cm" svg:y2="16.11cm">
          <text:p/>
        </draw:line>
        <draw:line draw:style-name="gr4" draw:text-style-name="P7" draw:layer="layout" svg:x1="15.24cm" svg:y1="16.31cm" svg:x2="14.606cm" svg:y2="16.111cm">
          <text:p/>
        </draw:line>
        <draw:line draw:style-name="gr4" draw:text-style-name="P7" draw:layer="layout" svg:x1="16.84cm" svg:y1="17.311cm" svg:x2="16.206cm" svg:y2="17.112cm">
          <text:p/>
        </draw:line>
        <draw:line draw:style-name="gr4" draw:text-style-name="P7" draw:layer="layout" svg:x1="18.04cm" svg:y1="18.311cm" svg:x2="17.406cm" svg:y2="18.112cm">
          <text:p/>
        </draw:line>
        <draw:line draw:style-name="gr4" draw:text-style-name="P7" draw:layer="layout" svg:x1="15.875cm" svg:y1="18.215cm" svg:x2="16.906cm" svg:y2="18.113cm">
          <text:p/>
        </draw:line>
        <draw:line draw:style-name="gr4" draw:text-style-name="P7" draw:layer="layout" svg:x1="14.305cm" svg:y1="18.215cm" svg:x2="15.575cm" svg:y2="16.945cm">
          <text:p/>
        </draw:line>
        <draw:line draw:style-name="gr4" draw:text-style-name="P7" draw:layer="layout" svg:x1="12.56cm" svg:y1="19.05cm" svg:x2="12.56cm" svg:y2="19.431cm">
          <text:p/>
        </draw:line>
        <draw:line draw:style-name="gr4" draw:text-style-name="P7" draw:layer="layout" svg:x1="14.46cm" svg:y1="19.051cm" svg:x2="14.46cm" svg:y2="19.432cm">
          <text:p/>
        </draw:line>
        <draw:line draw:style-name="gr4" draw:text-style-name="P7" draw:layer="layout" svg:x1="16.16cm" svg:y1="19.051cm" svg:x2="16.16cm" svg:y2="19.432cm">
          <text:p/>
        </draw:line>
        <draw:line draw:style-name="gr4" draw:text-style-name="P7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2.732cm" svg:x="1.471cm" svg:y="5.08cm" presentation:class="outline" presentation:user-transformed="true">
          <draw:text-box>
            <text:list text:style-name="L2">
              <text:list-item>
                <text:p><text:span text:style-name="T15">Wikipedia</text:span><text:span text:style-name="T15">記事の最初の１文</text:span>が与えられた時</text:p>
              </text:list-item>
              <text:list-item>
                <text:p><text:span text:style-name="T16">その記事が人物についての記事かどうか</text:span><text:span text:style-name="T17">を予測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><text:span text:style-name="T17">これはもちろん、</text:span><text:span text:style-name="T18">２値予測</text:span></text:p>
              </text:list-item>
            </text:list>
          </draw:text-box>
        </draw:frame>
        <draw:custom-shape draw:style-name="gr3" draw:text-style-name="P7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6.429cm" svg:height="1.237cm" svg:x="8.645cm" svg:y="8.89cm">
          <draw:text-box>
            <text:p><text:span text:style-name="T19">与えられた情報</text:span></text:p>
          </draw:text-box>
        </draw:frame>
        <draw:frame draw:style-name="gr2" draw:text-style-name="P11" draw:layer="layout" svg:width="15.09cm" svg:height="1.987cm" svg:x="2.735cm" svg:y="10.16cm">
          <draw:text-box>
            <text:p><text:span text:style-name="T20">Gonso was a Sanron sect priest (754-827)</text:span><text:span text:style-name="T20"><text:line-break/></text:span><text:span text:style-name="T20">in the late Nara and early Heian periods.</text:span></text:p>
          </draw:text-box>
        </draw:frame>
        <draw:line draw:style-name="gr5" draw:text-style-name="P7" draw:layer="layout" svg:x1="18.075cm" svg:y1="11.43cm" svg:x2="20.615cm" svg:y2="11.43cm">
          <text:p/>
        </draw:line>
        <draw:frame draw:style-name="gr2" draw:text-style-name="P12" draw:layer="layout" svg:width="2.195cm" svg:height="1.237cm" svg:x="21.645cm" svg:y="8.891cm">
          <draw:text-box>
            <text:p><text:span text:style-name="T21">予測</text:span></text:p>
          </draw:text-box>
        </draw:frame>
        <draw:frame draw:style-name="gr2" draw:text-style-name="P6" draw:layer="layout" svg:width="2.661cm" svg:height="1.517cm" svg:x="21.469cm" svg:y="10.548cm">
          <draw:text-box>
            <text:p><text:span text:style-name="T8">Yes!</text:span></text:p>
          </draw:text-box>
        </draw:frame>
        <draw:frame draw:style-name="gr2" draw:text-style-name="P11" draw:layer="layout" svg:width="15.268cm" svg:height="2.855cm" svg:x="2.775cm" svg:y="13.335cm">
          <draw:text-box>
            <text:p><text:span text:style-name="T20">Shichikuzan Chigogataki Fudomyoo is</text:span></text:p>
            <text:p><text:span text:style-name="T20">a historical site located at Magura, Maizuru</text:span></text:p>
            <text:p><text:span text:style-name="T20">City, Kyoto Prefecture.</text:span></text:p>
          </draw:text-box>
        </draw:frame>
        <draw:line draw:style-name="gr5" draw:text-style-name="P7" draw:layer="layout" svg:x1="18.075cm" svg:y1="14.83cm" svg:x2="20.615cm" svg:y2="14.83cm">
          <text:p/>
        </draw:line>
        <draw:frame draw:style-name="gr2" draw:text-style-name="P6" draw:layer="layout" svg:width="2.263cm" svg:height="1.517cm" svg:x="21.47cm" svg:y="13.949cm">
          <draw:text-box>
            <text:p><text:span text:style-name="T8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9.174cm" presentation:class="title" presentation:user-transformed="true">
          <draw:text-box>
            <text:p>予測方法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どうやって予測するか</text:p>
          </draw:text-box>
        </draw:frame>
        <draw:frame draw:style-name="gr2" draw:text-style-name="P13" draw:layer="layout" svg:width="16.127cm" svg:height="1.987cm" svg:x="6.235cm" svg:y="7.66cm">
          <draw:text-box>
            <text:p><text:span text:style-name="T22">Gonso was a Sanron sect priest ( 754 – 827 )</text:span><text:span text:style-name="T22"><text:line-break/></text:span><text:span text:style-name="T22">in the late Nara and early Heian periods .</text:span></text:p>
          </draw:text-box>
        </draw:frame>
        <draw:frame draw:style-name="gr2" draw:text-style-name="P13" draw:layer="layout" svg:width="15.484cm" svg:height="2.855cm" svg:x="6.275cm" svg:y="11.435cm">
          <draw:text-box>
            <text:p><text:span text:style-name="T22">Shichikuzan Chigogataki Fudomyoo is</text:span></text:p>
            <text:p><text:span text:style-name="T22">a historical site located at Magura , Maizuru</text:span></text:p>
            <text:p><text:span text:style-name="T22">City , Kyoto Prefecture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どうやって予測するか</text:p>
          </draw:text-box>
        </draw:frame>
        <draw:frame draw:style-name="gr2" draw:text-style-name="P11" draw:layer="layout" svg:width="16.128cm" svg:height="1.987cm" svg:x="6.235cm" svg:y="7.66cm">
          <draw:text-box>
            <text:p><text:span text:style-name="T20">Gonso was a Sanron sect </text:span><text:span text:style-name="T23">priest</text:span><text:span text:style-name="T20"> </text:span><text:span text:style-name="T24">( 754 – 827 )</text:span><text:span text:style-name="T20"><text:line-break/></text:span><text:span text:style-name="T20">in the late Nara and early Heian periods .</text:span></text:p>
          </draw:text-box>
        </draw:frame>
        <draw:frame draw:style-name="gr2" draw:text-style-name="P11" draw:layer="layout" svg:width="15.484cm" svg:height="2.855cm" svg:x="6.275cm" svg:y="11.435cm">
          <draw:text-box>
            <text:p><text:span text:style-name="T20">Shichikuzan Chigogataki Fudomyoo is</text:span></text:p>
            <text:p><text:span text:style-name="T20">a </text:span><text:span text:style-name="T22">historical </text:span><text:span text:style-name="T25">site</text:span><text:span text:style-name="T20"> located at Magura , Maizuru</text:span></text:p>
            <text:p><text:span text:style-name="T20">City , </text:span><text:span text:style-name="T26">Kyoto Prefecture </text:span><text:span text:style-name="T20">.</text:span></text:p>
          </draw:text-box>
        </draw:frame>
        <draw:path draw:style-name="gr5" draw:text-style-name="P7" draw:layer="layout" svg:width="2.574cm" svg:height="2.232cm" draw:transform="rotate (-2.76111087665503) translate (16.5552185988422cm 7.53191385081766cm)" svg:viewBox="0 0 2575 2233" svg:d="m2575 2233c0 0-2004-118-2358-943s-168-1290-168-1290">
          <text:p/>
        </draw:path>
        <draw:frame draw:style-name="gr2" draw:text-style-name="P14" draw:layer="layout" svg:width="6.217cm" svg:height="1.725cm" svg:x="7.485cm" svg:y="5.645cm">
          <draw:text-box>
            <text:p><text:span text:style-name="T27">「</text:span><text:span text:style-name="T27">priest</text:span><text:span text:style-name="T27">」を含む→</text:span></text:p>
            <text:p><text:span text:style-name="T27">人物の可能性が高い</text:span></text:p>
          </draw:text-box>
        </draw:frame>
        <draw:frame draw:style-name="gr2" draw:text-style-name="P15" draw:layer="layout" svg:width="5.689cm" svg:height="2.462cm" svg:x="0.286cm" svg:y="11.546cm">
          <draw:text-box>
            <text:p><text:span text:style-name="T28">「</text:span><text:span text:style-name="T28">site</text:span><text:span text:style-name="T28">」を含む →</text:span></text:p>
            <text:p><text:span text:style-name="T28">人物の可能性</text:span></text:p>
            <text:p><text:span text:style-name="T28">が低い</text:span></text:p>
          </draw:text-box>
        </draw:frame>
        <draw:frame draw:style-name="gr2" draw:text-style-name="P16" draw:layer="layout" svg:width="7.531cm" svg:height="1.725cm" svg:x="18.45cm" svg:y="5.177cm">
          <draw:text-box>
            <text:p><text:span text:style-name="T29">「</text:span><text:span text:style-name="T29">(&lt;#&gt;-&lt;#&gt;)</text:span><text:span text:style-name="T29">」を含む →</text:span></text:p>
            <text:p><text:span text:style-name="T29">人物の可能性が高い</text:span></text:p>
          </draw:text-box>
        </draw:frame>
        <draw:line draw:style-name="gr5" draw:text-style-name="P7" draw:layer="layout" svg:x1="20.32cm" svg:y1="6.985cm" svg:x2="19.685cm" svg:y2="7.62cm">
          <text:p/>
        </draw:line>
        <draw:line draw:style-name="gr5" draw:text-style-name="P7" draw:layer="layout" svg:x1="5.08cm" svg:y1="12.365cm" svg:x2="6.985cm" svg:y2="12.365cm">
          <text:p/>
        </draw:line>
        <draw:frame draw:style-name="gr2" draw:text-style-name="P17" draw:layer="layout" svg:width="9.427cm" svg:height="1.725cm" svg:x="18.45cm" svg:y="13.878cm">
          <draw:text-box>
            <text:p><text:span text:style-name="T30">「</text:span><text:span text:style-name="T30">Kyoto Prefecture</text:span><text:span text:style-name="T30">」を含む →</text:span></text:p>
            <text:p><text:span text:style-name="T30">人物の可能性が低い</text:span></text:p>
          </draw:text-box>
        </draw:frame>
        <draw:line draw:style-name="gr5" draw:text-style-name="P7" draw:layer="layout" svg:x1="18.415cm" svg:y1="14.905cm" svg:x2="13.97cm" svg:y2="14.2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様々な情報を組み合わせる</text:p>
          </draw:text-box>
        </draw:frame>
        <draw:frame presentation:style-name="pr9" draw:layer="layout" svg:width="25.199cm" svg:height="15.586cm" svg:x="1.471cm" svg:y="5.065cm" presentation:class="outline" presentation:user-transformed="true">
          <draw:text-box>
            <text:list text:style-name="L2">
              <text:list-item>
                <text:p>予測に利用する情報は「<text:span text:style-name="T31">素性</text:span>」と呼ぶ<text:line-break/><text:line-break/></text:p>
              </text:list-item>
              <text:list-item>
                <text:p>各素性に重みが振られており、「yes」の可能性が高ければ高いほど重みが正の値になる<text:line-break/><text:line-break/><text:span text:style-name="T8"> </text:span></text:p>
              </text:list-item>
              <text:list-item>
                <text:p>新しい事例が入ってきたら、重みの和で答えを予測<text:line-break/><text:line-break/><text:line-break/></text:p>
              </text:list-item>
              <text:list-item>
                <text:p>重み付き和が0以上であれば「yes」そうでなければ「no」</text:p>
              </text:list-item>
            </text:list>
          </draw:text-box>
        </draw:frame>
        <draw:frame draw:style-name="gr2" draw:text-style-name="P18" draw:layer="layout" svg:width="7.191cm" svg:height="1.237cm" svg:x="5.539cm" svg:y="6.425cm">
          <draw:text-box>
            <text:p><text:span text:style-name="T32">「</text:span><text:span text:style-name="T32">priest</text:span><text:span text:style-name="T32">」を含む</text:span></text:p>
          </draw:text-box>
        </draw:frame>
        <draw:frame draw:style-name="gr2" draw:text-style-name="P19" draw:layer="layout" svg:width="8.893cm" svg:height="1.237cm" svg:x="13.539cm" svg:y="6.426cm">
          <draw:text-box>
            <text:p><text:span text:style-name="T33">「</text:span><text:span text:style-name="T33">(&lt;#&gt;-&lt;#&gt;)</text:span><text:span text:style-name="T33">」を含む</text:span></text:p>
          </draw:text-box>
        </draw:frame>
        <draw:frame draw:style-name="gr2" draw:text-style-name="P20" draw:layer="layout" svg:width="6.438cm" svg:height="1.237cm" svg:x="3.939cm" svg:y="7.426cm">
          <draw:text-box>
            <text:p><text:span text:style-name="T34">「</text:span><text:span text:style-name="T34">site</text:span><text:span text:style-name="T34">」を含む</text:span></text:p>
          </draw:text-box>
        </draw:frame>
        <draw:frame draw:style-name="gr2" draw:text-style-name="P21" draw:layer="layout" svg:width="11.429cm" svg:height="1.237cm" svg:x="12.04cm" svg:y="7.427cm">
          <draw:text-box>
            <text:p><text:span text:style-name="T13">「</text:span><text:span text:style-name="T13">Kyoto Prefecture</text:span><text:span text:style-name="T13">」を含む</text:span></text:p>
          </draw:text-box>
        </draw:frame>
        <draw:custom-shape draw:style-name="gr3" draw:text-style-name="P7" draw:layer="layout" svg:width="19.05cm" svg:height="2.04cm" svg:x="3.81cm" svg:y="6.415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6.06cm" svg:height="1.475cm" svg:x="6.139cm" svg:y="10.926cm">
          <draw:text-box>
            <text:p><text:span text:style-name="T32">w</text:span><text:span text:style-name="T35">contains “priest”</text:span><text:span text:style-name="T36"> = 2</text:span></text:p>
          </draw:text-box>
        </draw:frame>
        <draw:frame draw:style-name="gr2" draw:text-style-name="P19" draw:layer="layout" svg:width="7.051cm" svg:height="1.475cm" svg:x="14.039cm" svg:y="10.927cm">
          <draw:text-box>
            <text:p><text:span text:style-name="T33">w</text:span><text:span text:style-name="T37">contains “(&lt;#&gt;-&lt;#&gt;)”</text:span><text:span text:style-name="T33"> = 1</text:span></text:p>
          </draw:text-box>
        </draw:frame>
        <draw:frame draw:style-name="gr2" draw:text-style-name="P20" draw:layer="layout" svg:width="5.904cm" svg:height="1.475cm" svg:x="4.84cm" svg:y="12.027cm">
          <draw:text-box>
            <text:p><text:span text:style-name="T34">w</text:span><text:span text:style-name="T38">contains “site”</text:span><text:span text:style-name="T34"> = -3</text:span></text:p>
          </draw:text-box>
        </draw:frame>
        <draw:frame draw:style-name="gr6" draw:text-style-name="P21" draw:layer="layout" svg:width="9.865cm" svg:height="1.475cm" svg:x="12.7cm" svg:y="12.01cm">
          <draw:text-box>
            <text:p><text:span text:style-name="T13">w</text:span><text:span text:style-name="T39">contains “Kyoto Prefecture”</text:span><text:span text:style-name="T13"> = -1</text:span></text:p>
          </draw:text-box>
        </draw:frame>
        <draw:custom-shape draw:style-name="gr3" draw:text-style-name="P7" draw:layer="layout" svg:width="19.05cm" svg:height="2.655cm" svg:x="3.81cm" svg:y="10.91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089cm" svg:height="2.139cm" svg:x="3.835cm" svg:y="15.745cm">
          <draw:text-box>
            <text:p><text:span text:style-name="T14">Kuya </text:span><text:span text:style-name="T33">(903-972)</text:span><text:span text:style-name="T14"> was a </text:span><text:span text:style-name="T32">priest</text:span></text:p>
            <text:p><text:span text:style-name="T14">born in </text:span><text:span text:style-name="T13">Kyoto Prefecture</text:span><text:span text:style-name="T14">.</text:span></text:p>
          </draw:text-box>
        </draw:frame>
        <draw:path draw:style-name="gr5" draw:text-style-name="P7" draw:layer="layout" svg:width="12.699cm" svg:height="0.2cm" svg:x="7.955cm" svg:y="15.474cm" svg:viewBox="0 0 12700 201" svg:d="m0 201c0 0 4748-186 6350-200s6350 200 6350 200">
          <text:p/>
        </draw:path>
        <draw:line draw:style-name="gr5" draw:text-style-name="P7" draw:layer="layout" svg:x1="14.93cm" svg:y1="16.38cm" svg:x2="16.835cm" svg:y2="16.38cm">
          <text:p/>
        </draw:line>
        <draw:frame draw:style-name="gr2" draw:text-style-name="P6" draw:layer="layout" svg:width="7.264cm" svg:height="1.517cm" svg:x="16.905cm" svg:y="15.98cm">
          <draw:text-box>
            <text:p><text:span text:style-name="T6">2</text:span><text:span text:style-name="T8"> + </text:span><text:span text:style-name="T40">-1</text:span><text:span text:style-name="T8"> + </text:span><text:span text:style-name="T41">1</text:span><text:span text:style-name="T7"> = 2</text:span></text:p>
          </draw:text-box>
        </draw:frame>
        <draw:path draw:style-name="gr5" draw:text-style-name="P7" draw:layer="layout" svg:width="6.984cm" svg:height="0.237cm" svg:x="12.39cm" svg:y="17.58cm" svg:viewBox="0 0 6985 238" svg:d="m0 70c0 0 1901 133 3185 165s3800-235 3800-235">
          <text:p/>
        </draw:path>
        <draw:custom-shape draw:style-name="gr3" draw:text-style-name="P7" draw:layer="layout" svg:width="23.265cm" svg:height="3.299cm" svg:x="1.9cm" svg:y="15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1T0">
        <draw:frame presentation:style-name="pr4" draw:layer="layout" svg:width="25.199cm" svg:height="3.237cm" svg:x="1.27cm" svg:y="1.574cm" presentation:class="title">
          <draw:text-box>
            <text:p>数学で言うと</text:p>
          </draw:text-box>
        </draw:frame>
        <draw:frame draw:style-name="gr7" draw:layer="layout" svg:width="16.223cm" svg:height="4.475cm" svg:x="6.385cm" svg:y="5.9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42">x</text:span><text:span text:style-name="T43">: </text:span><text:span text:style-name="T43">入力</text:span></text:p>
              </text:list-item>
              <text:list-item>
                <text:p><text:span text:style-name="T44">φ(x)</text:span><text:span text:style-name="T43">: </text:span><text:span text:style-name="T43">素性関数のベクトル </text:span><text:span text:style-name="T43">{φ</text:span><text:span text:style-name="T45">1</text:span><text:span text:style-name="T46">(x)</text:span><text:span text:style-name="T43">, φ</text:span><text:span text:style-name="T45">2</text:span><text:span text:style-name="T46">(x)</text:span><text:span text:style-name="T43">, …, φ</text:span><text:span text:style-name="T45">I</text:span><text:span text:style-name="T46">(x)</text:span><text:span text:style-name="T43">}</text:span></text:p>
              </text:list-item>
              <text:list-item>
                <text:p><text:span text:style-name="T47">w</text:span>: 重みベクトル {w<text:span text:style-name="T48">1</text:span>, w<text:span text:style-name="T48">2</text:span>, …, w<text:span text:style-name="T48">I</text:span>}</text:p>
              </text:list-item>
              <text:list-item>
                <text:p><text:span text:style-name="T16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2" draw:text-style-name="P6" draw:layer="layout" svg:width="19.018cm" svg:height="1.517cm" svg:x="4.185cm" svg:y="6.685cm">
          <draw:text-box>
            <text:p><text:span text:style-name="T6">x</text:span><text:span text:style-name="T8"> = A site , located in Maizuru , Kyoto</text:span></text:p>
          </draw:text-box>
        </draw:frame>
        <draw:custom-shape draw:style-name="gr3" draw:text-style-name="P7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06cm" svg:height="1.475cm" svg:x="3.81cm" svg:y="8.49cm">
          <draw:text-box>
            <text:p><text:span text:style-name="T13">φ</text:span><text:span text:style-name="T39">unigram “A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6.5cm" svg:height="1.475cm" svg:x="10.41cm" svg:y="8.491cm">
          <draw:text-box>
            <text:p><text:span text:style-name="T13">φ</text:span><text:span text:style-name="T39">unigram “site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5.87cm" svg:height="1.475cm" svg:x="17.41cm" svg:y="8.492cm">
          <draw:text-box>
            <text:p><text:span text:style-name="T13">φ</text:span><text:span text:style-name="T39">unigram “,”</text:span><text:span text:style-name="T14">(</text:span><text:span text:style-name="T32">x</text:span><text:span text:style-name="T14">) = 2</text:span></text:p>
          </draw:text-box>
        </draw:frame>
        <draw:frame draw:style-name="gr2" draw:text-style-name="P9" draw:layer="layout" svg:width="7.326cm" svg:height="1.475cm" svg:x="6.81cm" svg:y="9.993cm">
          <draw:text-box>
            <text:p><text:span text:style-name="T13">φ</text:span><text:span text:style-name="T39">unigram “located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6.119cm" svg:height="1.475cm" svg:x="14.31cm" svg:y="9.994cm">
          <draw:text-box>
            <text:p><text:span text:style-name="T13">φ</text:span><text:span text:style-name="T39">unigram “in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7.491cm" svg:height="1.475cm" svg:x="6.211cm" svg:y="11.595cm">
          <draw:text-box>
            <text:p><text:span text:style-name="T13">φ</text:span><text:span text:style-name="T39">unigram “Maizuru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6.991cm" svg:height="1.475cm" svg:x="13.812cm" svg:y="11.596cm">
          <draw:text-box>
            <text:p><text:span text:style-name="T13">φ</text:span><text:span text:style-name="T39">unigram “Kyoto”</text:span><text:span text:style-name="T14">(</text:span><text:span text:style-name="T32">x</text:span><text:span text:style-name="T14">) = 1</text:span></text:p>
          </draw:text-box>
        </draw:frame>
        <draw:frame draw:style-name="gr2" draw:text-style-name="P9" draw:layer="layout" svg:width="6.42cm" svg:height="1.475cm" svg:x="7.111cm" svg:y="13.295cm">
          <draw:text-box>
            <text:p><text:span text:style-name="T13">φ</text:span><text:span text:style-name="T39">unigram “the”</text:span><text:span text:style-name="T14">(</text:span><text:span text:style-name="T32">x</text:span><text:span text:style-name="T14">) = 0</text:span></text:p>
          </draw:text-box>
        </draw:frame>
        <draw:frame draw:style-name="gr2" draw:text-style-name="P9" draw:layer="layout" svg:width="7.216cm" svg:height="1.475cm" svg:x="13.812cm" svg:y="13.296cm">
          <draw:text-box>
            <text:p><text:span text:style-name="T13">φ</text:span><text:span text:style-name="T39">unigram “temple”</text:span><text:span text:style-name="T14">(</text:span><text:span text:style-name="T32">x</text:span><text:span text:style-name="T14">) = 0</text:span></text:p>
          </draw:text-box>
        </draw:frame>
        <draw:frame draw:style-name="gr2" draw:text-style-name="P22" draw:layer="layout" svg:width="1.488cm" svg:height="1.352cm" svg:x="13.117cm" svg:y="14.605cm">
          <draw:text-box>
            <text:p><text:span text:style-name="T49">…</text:span></text:p>
          </draw:text-box>
        </draw:frame>
        <draw:custom-shape draw:style-name="gr8" draw:text-style-name="P7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3" draw:layer="layout" svg:width="3.983cm" svg:height="2.385cm" svg:x="21.825cm" svg:y="13.335cm">
          <draw:text-box>
            <text:p><text:span text:style-name="T11">残りは</text:span></text:p>
            <text:p><text:span text:style-name="T11">すべて</text:span><text:span text:style-name="T11">0</text:span></text:p>
          </draw:text-box>
        </draw:frame>
        <draw:frame presentation:style-name="pr10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18">φ</text:span><text:span text:style-name="T50">1</text:span>)の代わりに、素性の名前(<text:span text:style-name="T18">φ</text:span><text:span text:style-name="T50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2" draw:text-style-name="P6" draw:layer="layout" svg:width="19.018cm" svg:height="1.517cm" svg:x="4.445cm" svg:y="4.133cm">
          <draw:text-box>
            <text:p><text:span text:style-name="T6">x</text:span><text:span text:style-name="T8"> = A site , located in Maizuru , Kyoto</text:span></text:p>
          </draw:text-box>
        </draw:frame>
        <draw:frame draw:style-name="gr2" draw:text-style-name="P9" draw:layer="layout" svg:width="8.054cm" svg:height="1.475cm" svg:x="1.905cm" svg:y="5.98cm">
          <draw:text-box>
            <text:p><text:span text:style-name="T13">φ</text:span><text:span text:style-name="T39">unigram “A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2" draw:text-style-name="P9" draw:layer="layout" svg:width="8.054cm" svg:height="1.475cm" svg:x="1.905cm" svg:y="7.155cm">
          <draw:text-box>
            <text:p><text:span text:style-name="T13">φ</text:span><text:span text:style-name="T39">unigram “site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2" draw:text-style-name="P9" draw:layer="layout" svg:width="8.054cm" svg:height="1.475cm" svg:x="2.005cm" svg:y="10.8cm">
          <draw:text-box>
            <text:p><text:span text:style-name="T13">φ</text:span><text:span text:style-name="T39">unigram “,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2</text:span></text:p>
          </draw:text-box>
        </draw:frame>
        <draw:frame draw:style-name="gr2" draw:text-style-name="P9" draw:layer="layout" svg:width="8.054cm" svg:height="1.475cm" svg:x="1.905cm" svg:y="8.355cm">
          <draw:text-box>
            <text:p><text:span text:style-name="T13">φ</text:span><text:span text:style-name="T39">unigram “located”</text:span><text:span text:style-name="T14">(</text:span><text:span text:style-name="T32">x</text:span><text:span text:style-name="T14">)</text:span><text:span text:style-name="T14"><text:tab/></text:span><text:span text:style-name="T14">= 1</text:span></text:p>
          </draw:text-box>
        </draw:frame>
        <draw:frame draw:style-name="gr2" draw:text-style-name="P9" draw:layer="layout" svg:width="8.054cm" svg:height="1.475cm" svg:x="2.036cm" svg:y="11.905cm">
          <draw:text-box>
            <text:p><text:span text:style-name="T13">φ</text:span><text:span text:style-name="T39">unigram “in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2" draw:text-style-name="P9" draw:layer="layout" svg:width="8.054cm" svg:height="1.475cm" svg:x="2.034cm" svg:y="9.63cm">
          <draw:text-box>
            <text:p><text:span text:style-name="T13">φ</text:span><text:span text:style-name="T39">unigram “Maizuru”</text:span><text:span text:style-name="T14">(</text:span><text:span text:style-name="T32">x</text:span><text:span text:style-name="T14">) </text:span><text:span text:style-name="T14"><text:tab/></text:span><text:span text:style-name="T14">= 1</text:span></text:p>
          </draw:text-box>
        </draw:frame>
        <draw:frame draw:style-name="gr2" draw:text-style-name="P9" draw:layer="layout" svg:width="8.054cm" svg:height="1.475cm" svg:x="2.005cm" svg:y="13.005cm">
          <draw:text-box>
            <text:p><text:span text:style-name="T13">φ</text:span><text:span text:style-name="T39">unigram “Kyoto”</text:span><text:span text:style-name="T14">(</text:span><text:span text:style-name="T32">x</text:span><text:span text:style-name="T14">) </text:span><text:span text:style-name="T14"><text:tab/></text:span><text:span text:style-name="T14">= 1</text:span></text:p>
          </draw:text-box>
        </draw:frame>
        <draw:frame draw:style-name="gr2" draw:text-style-name="P20" draw:layer="layout" svg:width="6.784cm" svg:height="1.399cm" svg:x="11.742cm" svg:y="5.781cm">
          <draw:text-box>
            <text:p><text:span text:style-name="T33">w</text:span><text:span text:style-name="T51">unigram “a”</text:span><text:span text:style-name="T34"> </text:span><text:span text:style-name="T34"><text:tab/></text:span><text:span text:style-name="T34"><text:tab/></text:span><text:span text:style-name="T52">= 0</text:span></text:p>
          </draw:text-box>
        </draw:frame>
        <draw:frame draw:style-name="gr2" draw:text-style-name="P20" draw:layer="layout" svg:width="7.068cm" svg:height="1.399cm" svg:x="11.742cm" svg:y="6.982cm">
          <draw:text-box>
            <text:p><text:span text:style-name="T33">w</text:span><text:span text:style-name="T51">unigram “site”</text:span><text:span text:style-name="T34"> </text:span><text:span text:style-name="T34"><text:tab/></text:span><text:span text:style-name="T52">= -3</text:span></text:p>
          </draw:text-box>
        </draw:frame>
        <draw:frame draw:style-name="gr2" draw:text-style-name="P20" draw:layer="layout" svg:width="6.784cm" svg:height="1.399cm" svg:x="11.742cm" svg:y="8.382cm">
          <draw:text-box>
            <text:p><text:span text:style-name="T33">w</text:span><text:span text:style-name="T51">unigram “located”</text:span><text:span text:style-name="T34"> </text:span><text:span text:style-name="T34"><text:tab/></text:span><text:span text:style-name="T52">= 0</text:span></text:p>
          </draw:text-box>
        </draw:frame>
        <draw:frame draw:style-name="gr2" draw:text-style-name="P20" draw:layer="layout" svg:width="6.784cm" svg:height="1.399cm" svg:x="11.742cm" svg:y="9.582cm">
          <draw:text-box>
            <text:p><text:span text:style-name="T33">w</text:span><text:span text:style-name="T51">unigram “Maizuru”</text:span><text:span text:style-name="T34"> </text:span><text:span text:style-name="T34"><text:tab/></text:span><text:span text:style-name="T52">= 0</text:span></text:p>
          </draw:text-box>
        </draw:frame>
        <draw:frame draw:style-name="gr2" draw:text-style-name="P20" draw:layer="layout" svg:width="6.784cm" svg:height="1.399cm" svg:x="11.742cm" svg:y="10.782cm">
          <draw:text-box>
            <text:p><text:span text:style-name="T33">w</text:span><text:span text:style-name="T51">unigram “,”</text:span><text:span text:style-name="T34"> </text:span><text:span text:style-name="T34"><text:tab/></text:span><text:span text:style-name="T34"><text:tab/></text:span><text:span text:style-name="T52">= 0</text:span></text:p>
          </draw:text-box>
        </draw:frame>
        <draw:frame draw:style-name="gr2" draw:text-style-name="P20" draw:layer="layout" svg:width="6.784cm" svg:height="1.399cm" svg:x="11.742cm" svg:y="11.882cm">
          <draw:text-box>
            <text:p><text:span text:style-name="T33">w</text:span><text:span text:style-name="T51">unigram “in”</text:span><text:span text:style-name="T34"> </text:span><text:span text:style-name="T34"><text:tab/></text:span><text:span text:style-name="T34"><text:tab/></text:span><text:span text:style-name="T52">= 0</text:span></text:p>
          </draw:text-box>
        </draw:frame>
        <draw:frame draw:style-name="gr2" draw:text-style-name="P20" draw:layer="layout" svg:width="6.784cm" svg:height="1.399cm" svg:x="11.742cm" svg:y="12.982cm">
          <draw:text-box>
            <text:p><text:span text:style-name="T33">w</text:span><text:span text:style-name="T51">unigram “Kyoto”</text:span><text:span text:style-name="T34"> </text:span><text:span text:style-name="T34"><text:tab/></text:span><text:span text:style-name="T52">= 0</text:span></text:p>
          </draw:text-box>
        </draw:frame>
        <draw:frame draw:style-name="gr2" draw:text-style-name="P9" draw:layer="layout" svg:width="8.054cm" svg:height="1.475cm" svg:x="2.006cm" svg:y="14.205cm">
          <draw:text-box>
            <text:p><text:span text:style-name="T13">φ</text:span><text:span text:style-name="T39">unigram “priest”</text:span><text:span text:style-name="T14">(</text:span><text:span text:style-name="T32">x</text:span><text:span text:style-name="T14">) </text:span><text:span text:style-name="T14"><text:tab/></text:span><text:span text:style-name="T14">= 0</text:span></text:p>
          </draw:text-box>
        </draw:frame>
        <draw:frame draw:style-name="gr2" draw:text-style-name="P20" draw:layer="layout" svg:width="6.784cm" svg:height="1.399cm" svg:x="11.743cm" svg:y="14.182cm">
          <draw:text-box>
            <text:p><text:span text:style-name="T33">w</text:span><text:span text:style-name="T51">unigram “priest”</text:span><text:span text:style-name="T34"> </text:span><text:span text:style-name="T34"><text:tab/></text:span><text:span text:style-name="T52">= 2</text:span></text:p>
          </draw:text-box>
        </draw:frame>
        <draw:frame draw:style-name="gr2" draw:text-style-name="P9" draw:layer="layout" svg:width="8.054cm" svg:height="1.475cm" svg:x="2.007cm" svg:y="15.405cm">
          <draw:text-box>
            <text:p><text:span text:style-name="T13">φ</text:span><text:span text:style-name="T39">unigram “black”</text:span><text:span text:style-name="T14">(</text:span><text:span text:style-name="T32">x</text:span><text:span text:style-name="T14">) </text:span><text:span text:style-name="T14"><text:tab/></text:span><text:span text:style-name="T14">= 0</text:span></text:p>
          </draw:text-box>
        </draw:frame>
        <draw:frame draw:style-name="gr2" draw:text-style-name="P20" draw:layer="layout" svg:width="6.784cm" svg:height="1.399cm" svg:x="11.744cm" svg:y="15.382cm">
          <draw:text-box>
            <text:p><text:span text:style-name="T33">w</text:span><text:span text:style-name="T51">unigram “black”</text:span><text:span text:style-name="T34"> </text:span><text:span text:style-name="T34"><text:tab/></text:span><text:span text:style-name="T52">= 0</text:span></text:p>
          </draw:text-box>
        </draw:frame>
        <draw:frame draw:style-name="gr2" draw:text-style-name="P24" draw:layer="layout" svg:width="1.052cm" svg:height="1.826cm" svg:x="10.36cm" svg:y="10.56cm">
          <draw:text-box>
            <text:p><text:span text:style-name="T53">*</text:span></text:p>
          </draw:text-box>
        </draw:frame>
        <draw:frame draw:style-name="gr2" draw:text-style-name="P24" draw:layer="layout" svg:width="1.323cm" svg:height="1.826cm" svg:x="19.16cm" svg:y="10.36cm">
          <draw:text-box>
            <text:p><text:span text:style-name="T53">=</text:span></text:p>
          </draw:text-box>
        </draw:frame>
        <draw:frame draw:style-name="gr2" draw:text-style-name="P20" draw:layer="layout" svg:width="0.972cm" svg:height="1.195cm" svg:x="20.942cm" svg:y="5.781cm">
          <draw:text-box>
            <text:p><text:span text:style-name="T52">0</text:span></text:p>
          </draw:text-box>
        </draw:frame>
        <draw:frame draw:style-name="gr2" draw:text-style-name="P20" draw:layer="layout" svg:width="1.256cm" svg:height="1.195cm" svg:x="20.942cm" svg:y="6.982cm">
          <draw:text-box>
            <text:p><text:span text:style-name="T52">-3</text:span></text:p>
          </draw:text-box>
        </draw:frame>
        <draw:frame draw:style-name="gr2" draw:text-style-name="P24" draw:layer="layout" svg:width="1.912cm" svg:height="1.826cm" svg:x="10.153cm" svg:y="16.589cm">
          <draw:text-box>
            <text:p><text:span text:style-name="T53">…</text:span></text:p>
          </draw:text-box>
        </draw:frame>
        <draw:frame draw:style-name="gr2" draw:text-style-name="P20" draw:layer="layout" svg:width="0.972cm" svg:height="1.195cm" svg:x="20.942cm" svg:y="8.382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9.582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10.682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11.782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12.983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14.183cm">
          <draw:text-box>
            <text:p><text:span text:style-name="T52">0</text:span></text:p>
          </draw:text-box>
        </draw:frame>
        <draw:frame draw:style-name="gr2" draw:text-style-name="P20" draw:layer="layout" svg:width="0.972cm" svg:height="1.195cm" svg:x="20.942cm" svg:y="15.383cm">
          <draw:text-box>
            <text:p><text:span text:style-name="T52">0</text:span></text:p>
          </draw:text-box>
        </draw:frame>
        <draw:frame draw:style-name="gr2" draw:text-style-name="P24" draw:layer="layout" svg:width="1.912cm" svg:height="1.826cm" svg:x="20.453cm" svg:y="16.589cm">
          <draw:text-box>
            <text:p><text:span text:style-name="T53">…</text:span></text:p>
          </draw:text-box>
        </draw:frame>
        <draw:frame draw:style-name="gr2" draw:text-style-name="P20" draw:layer="layout" svg:width="0.997cm" svg:height="1.195cm" svg:x="21.942cm" svg:y="6.282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3cm" svg:y="7.683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2cm" svg:y="8.782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3cm" svg:y="10.183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2cm" svg:y="11.382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3cm" svg:y="12.483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2cm" svg:y="13.582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3cm" svg:y="14.783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944cm" svg:y="15.884cm">
          <draw:text-box>
            <text:p><text:span text:style-name="T52">+</text:span></text:p>
          </draw:text-box>
        </draw:frame>
        <draw:frame draw:style-name="gr2" draw:text-style-name="P20" draw:layer="layout" svg:width="0.997cm" svg:height="1.195cm" svg:x="21.145cm" svg:y="18.085cm">
          <draw:text-box>
            <text:p><text:span text:style-name="T52">=</text:span></text:p>
          </draw:text-box>
        </draw:frame>
        <draw:frame draw:style-name="gr2" draw:text-style-name="P25" draw:layer="layout" svg:width="4.177cm" svg:height="1.276cm" svg:x="21.146cm" svg:y="19.186cm">
          <draw:text-box>
            <text:p><text:span text:style-name="T5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674cm" presentation:class="title" presentation:user-transformed="true">
          <draw:text-box>
            <text:p>予測の擬似コード</text:p>
          </draw:text-box>
        </draw:frame>
        <draw:frame draw:style-name="gr2" draw:text-style-name="P9" draw:layer="layout" svg:width="28.262cm" svg:height="6.886cm" svg:x="0.271cm" svg:y="5.381cm">
          <draw:text-box>
            <text:p><text:span text:style-name="T55">predict_all</text:span><text:span text:style-name="T56">(</text:span><text:span text:style-name="T57">model_file, input_file</text:span><text:span text:style-name="T56">):</text:span></text:p>
            <text:p><text:span text:style-name="T56"><text:tab/></text:span><text:span text:style-name="T56">load</text:span><text:span text:style-name="T14"> </text:span><text:span text:style-name="T58">w</text:span><text:span text:style-name="T14"> </text:span><text:span text:style-name="T56">from</text:span><text:span text:style-name="T14"> </text:span><text:span text:style-name="T59">model_file <text:s text:c="2"/></text:span><text:span text:style-name="T60"># w[name] = w</text:span><text:span text:style-name="T61">name</text:span><text:span text:style-name="T62">となるように</text:span></text:p>
            <text:p><text:span text:style-name="T56"><text:tab/></text:span><text:span text:style-name="T56">for each</text:span><text:span text:style-name="T14"> </text:span><text:span text:style-name="T63">x</text:span><text:span text:style-name="T14"> </text:span><text:span text:style-name="T56">in</text:span><text:span text:style-name="T14"> </text:span><text:span text:style-name="T59">input_file</text:span></text:p>
            <text:p><text:span text:style-name="T14"><text:tab/></text:span><text:span text:style-name="T14"><text:tab/></text:span><text:span text:style-name="T64">phi</text:span><text:span text:style-name="T14"> = </text:span><text:span text:style-name="T65">create_features</text:span><text:span text:style-name="T14">(</text:span><text:span text:style-name="T63">x</text:span><text:span text:style-name="T14">) <text:s text:c="3"/></text:span><text:span text:style-name="T32"># phi[name] = φ</text:span><text:span text:style-name="T35">name</text:span><text:span text:style-name="T32">(x)</text:span><text:span text:style-name="T32">となるように</text:span></text:p>
            <text:p><text:span text:style-name="T32"><text:tab/></text:span><text:span text:style-name="T32"><text:tab/></text:span><text:span text:style-name="T66">y'</text:span><text:span text:style-name="T52"> = </text:span><text:span text:style-name="T67">predict_one</text:span><text:span text:style-name="T52">(</text:span><text:span text:style-name="T58">w</text:span><text:span text:style-name="T68">, </text:span><text:span text:style-name="T64">phi</text:span><text:span text:style-name="T52">) <text:s text:c="6"/></text:span><text:span text:style-name="T32"># sign(w*φ(x))</text:span><text:span text:style-name="T32">を計算</text:span></text:p>
            <text:p><text:span text:style-name="T52"><text:tab/></text:span><text:span text:style-name="T52"><text:tab/></text:span><text:span text:style-name="T69">print</text:span><text:span text:style-name="T52"> </text:span><text:span text:style-name="T34">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874cm" presentation:class="title" presentation:user-transformed="true">
          <draw:text-box>
            <text:p>1つの事例に対する予測の擬似コード</text:p>
          </draw:text-box>
        </draw:frame>
        <draw:frame draw:style-name="gr2" draw:text-style-name="P9" draw:layer="layout" svg:width="21.102cm" svg:height="8.908cm" svg:x="1.271cm" svg:y="6.281cm">
          <draw:text-box>
            <text:p><text:span text:style-name="T67">predict_one</text:span><text:span text:style-name="T52">(</text:span><text:span text:style-name="T58">w</text:span><text:span text:style-name="T68">, </text:span><text:span text:style-name="T64">phi</text:span><text:span text:style-name="T52">)</text:span></text:p>
            <text:p><text:span text:style-name="T32"><text:s text:c="5"/></text:span><text:span text:style-name="T68">score</text:span><text:span text:style-name="T52"> = 0</text:span></text:p>
            <text:p><text:span text:style-name="T14"><text:tab/></text:span><text:span text:style-name="T56">for each</text:span><text:span text:style-name="T14"> </text:span><text:span text:style-name="T59">name</text:span><text:span text:style-name="T14">, </text:span><text:span text:style-name="T59">value</text:span><text:span text:style-name="T14"> </text:span><text:span text:style-name="T56">in</text:span><text:span text:style-name="T14"> </text:span><text:span text:style-name="T64">phi</text:span><text:span text:style-name="T59"> <text:s text:c="10"/></text:span><text:span text:style-name="T60"># score = w*φ(x)</text:span></text:p>
            <text:p><text:span text:style-name="T59"><text:tab/></text:span><text:span text:style-name="T59"><text:tab/></text:span><text:span text:style-name="T70">if</text:span><text:span text:style-name="T71"> </text:span><text:span text:style-name="T57">name</text:span><text:span text:style-name="T71"> </text:span><text:span text:style-name="T70">exists in</text:span><text:span text:style-name="T71"> </text:span><text:span text:style-name="T72">w</text:span></text:p>
            <text:p><text:span text:style-name="T57"><text:tab/></text:span><text:span text:style-name="T57"><text:tab/></text:span><text:span text:style-name="T57"><text:tab/></text:span><text:span text:style-name="T57">score</text:span><text:span text:style-name="T71"> += </text:span><text:span text:style-name="T57">value</text:span><text:span text:style-name="T71"> * </text:span><text:span text:style-name="T72">w</text:span><text:span text:style-name="T71">[</text:span><text:span text:style-name="T57">name</text:span><text:span text:style-name="T71">]</text:span></text:p>
            <text:p><text:span text:style-name="T71"><text:tab/></text:span><text:span text:style-name="T70">if</text:span><text:span text:style-name="T71"> </text:span><text:span text:style-name="T57">score</text:span><text:span text:style-name="T71"> &gt;= 0</text:span></text:p>
            <text:p><text:span text:style-name="T71"><text:tab/></text:span><text:span text:style-name="T71"><text:tab/></text:span><text:span text:style-name="T70">return</text:span><text:span text:style-name="T71"> 1</text:span></text:p>
            <text:p><text:span text:style-name="T71"><text:tab/></text:span><text:span text:style-name="T70">else</text:span></text:p>
            <text:p><text:span text:style-name="T71"><text:tab/></text:span><text:span text:style-name="T71"><text:tab/></text:span><text:span text:style-name="T70">return</text:span><text:span text:style-name="T71">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作成の擬似コード<text:line-break/>(例：1-gram素性)</text:p>
          </draw:text-box>
        </draw:frame>
        <draw:frame draw:style-name="gr9" draw:layer="layout" svg:width="26.173cm" svg:height="12.787cm" svg:x="1.132cm" svg:y="5.628cm">
          <draw:text-box>
            <text:p><text:span text:style-name="T55">CREATE_FEATURES</text:span><text:span text:style-name="T56">(</text:span><text:span text:style-name="T73">x</text:span><text:span text:style-name="T56">):</text:span></text:p>
            <text:p><text:span text:style-name="T56"><text:tab/></text:span><text:span text:style-name="T56">create</text:span><text:span text:style-name="T74"> map </text:span><text:span text:style-name="T75">phi</text:span></text:p>
            <text:p><text:span text:style-name="T56"><text:tab/></text:span><text:span text:style-name="T56">split</text:span><text:span text:style-name="T74"> </text:span><text:span text:style-name="T73">x</text:span><text:span text:style-name="T74"> </text:span><text:span text:style-name="T56">into</text:span><text:span text:style-name="T74"> </text:span><text:span text:style-name="T57">words</text:span></text:p>
            <text:p><text:span text:style-name="T57"><text:tab/></text:span><text:span text:style-name="T70">for</text:span><text:span text:style-name="T71"> </text:span><text:span text:style-name="T57">word</text:span><text:span text:style-name="T71"> </text:span><text:span text:style-name="T70">in</text:span><text:span text:style-name="T71"> </text:span><text:span text:style-name="T57">words</text:span></text:p>
            <text:p><text:span text:style-name="T57"><text:tab/></text:span><text:span text:style-name="T57"><text:tab/></text:span><text:span text:style-name="T75">phi</text:span><text:span text:style-name="T71">[“UNI:</text:span><text:span text:style-name="T57">”+word</text:span><text:span text:style-name="T71">] += 1 <text:s text:c="3"/></text:span><text:span text:style-name="T76">#</text:span><text:span text:style-name="T76">「</text:span><text:span text:style-name="T76">UNI:</text:span><text:span text:style-name="T76">」を追加して</text:span><text:span text:style-name="T76">1-gram</text:span><text:span text:style-name="T76">を表す</text:span></text:p>
            <text:p><text:span text:style-name="T71"><text:tab/></text:span><text:span text:style-name="T70">return</text:span><text:span text:style-name="T71"> </text:span><text:span text:style-name="T75">phi</text:span></text:p>
          </draw:text-box>
        </draw:frame>
        <draw:frame presentation:style-name="pr10" draw:layer="layout" svg:width="25.199cm" svg:height="3.881cm" svg:x="1.472cm" svg:y="14.08cm" presentation:class="outline" presentation:user-transformed="true">
          <draw:text-box>
            <text:list text:style-name="L2">
              <text:list-item>
                <text:p>この<text:span text:style-name="T15">関数を変更</text:span>し、他の素性を簡単に導入できる</text:p>
                <text:list>
                  <text:list-item>
                    <text:p>2-gram？</text:p>
                  </text:list-item>
                  <text:list-item>
                    <text:p>その他の素性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9.174cm" presentation:class="title" presentation:user-transformed="true">
          <draw:text-box>
            <text:p>重みの学習：<text:line-break/>パーセプトロンアルゴリズム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の学習</text:p>
          </draw:text-box>
        </draw:frame>
        <draw:frame draw:style-name="standard" draw:layer="layout" svg:width="22.73cm" svg:height="7.62cm" svg:x="2.37cm" svg:y="11.1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77">y</text:span></text:p>
              </table:table-cell>
              <table:table-cell table:style-name="ce2">
                <text:p text:style-name="P7"><text:span text:style-name="T78">x</text:span></text:p>
              </table:table-cell>
            </table:table-row>
            <table:table-row table:style-name="ro2">
              <table:table-cell table:style-name="ce3">
                <text:p><text:span text:style-name="T14">1</text:span></text:p>
              </table:table-cell>
              <table:table-cell table:style-name="ce4">
                <text:p>FUJIWARA no Chikamori ( year of birth and death unknown ) was a samurai and poet who lived at the end of the Heian period .</text:p>
              </table:table-cell>
            </table:table-row>
            <table:table-row table:style-name="ro1">
              <table:table-cell table:style-name="ce3">
                <text:p><text:span text:style-name="T11">1</text:span></text:p>
              </table:table-cell>
              <table:table-cell table:style-name="ce4">
                <text:p>Ryonen ( 1646 - October 29 , 1711 ) was a Buddhist nun of the Obaku Sect who lived from the early Edo period to the mid-Edo period .</text:p>
              </table:table-cell>
            </table:table-row>
            <table:table-row table:style-name="ro1">
              <table:table-cell table:style-name="ce3">
                <text:p><text:span text:style-name="T11">-1</text:span></text:p>
              </table:table-cell>
              <table:table-cell table:style-name="ce4">
                <text:p>A moat settlement is a village surrounded by a moat .</text:p>
              </table:table-cell>
            </table:table-row>
            <table:table-row table:style-name="ro1">
              <table:table-cell table:style-name="ce3">
                <text:p><text:span text:style-name="T11">-1</text:span></text:p>
              </table:table-cell>
              <table:table-cell table:style-name="ce4">
                <text:p>Fushimi Momoyama Athletic Park is located in Momoyama-cho , Kyoto City , Kyoto Prefecture 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5.211cm" svg:x="1.472cm" svg:y="5.08cm" presentation:class="outline" presentation:user-transformed="true">
          <draw:text-box>
            <text:list text:style-name="L2">
              <text:list-item>
                <text:p><text:span text:style-name="T16">人手で重みを付与するのが困難</text:span></text:p>
                <text:list>
                  <text:list-item>
                    <text:p>有用な素性の数は膨大</text:p>
                  </text:list-item>
                  <text:list-item>
                    <text:p>重みをむやみに変更すると予期しない影響</text:p>
                  </text:list-item>
                </text:list>
              </text:list-item>
              <text:list-item>
                <text:p><text:span text:style-name="T79">その代わり、ラベル付きデータから学習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オンライン学習</text:p>
          </draw:text-box>
        </draw:frame>
        <draw:frame presentation:style-name="pr11" draw:layer="layout" svg:width="25.199cm" svg:height="15.463cm" svg:x="1.471cm" svg:y="4.68cm" presentation:class="outline" presentation:user-transformed="true">
          <draw:text-box>
            <text:list text:style-name="L2">
              <text:list-header>
                <text:p><text:span text:style-name="T80">create</text:span><text:span text:style-name="T17"> map </text:span><text:span text:style-name="T81">w</text:span><text:span text:style-name="T17"><text:line-break/></text:span><text:span text:style-name="T80">for</text:span><text:span text:style-name="T17"> </text:span><text:span text:style-name="T82">I</text:span><text:span text:style-name="T17"> iterations</text:span><text:span text:style-name="T17"><text:line-break/></text:span><text:span text:style-name="T17"><text:tab/></text:span><text:span text:style-name="T80">for each </text:span><text:span text:style-name="T43">labeled pair </text:span><text:span text:style-name="T83">x</text:span><text:span text:style-name="T84">, </text:span><text:span text:style-name="T85">y</text:span><text:span text:style-name="T43"> in the data</text:span><text:span text:style-name="T43"><text:line-break/></text:span><text:span text:style-name="T43"><text:tab/></text:span><text:span text:style-name="T43"><text:tab/></text:span><text:span text:style-name="T86">phi</text:span><text:span text:style-name="T43"> = </text:span><text:span text:style-name="T87">create_features</text:span><text:span text:style-name="T43">(</text:span><text:span text:style-name="T42">x</text:span><text:span text:style-name="T43">)</text:span><text:span text:style-name="T43"><text:line-break/></text:span><text:span text:style-name="T43"><text:tab/></text:span><text:span text:style-name="T43"><text:tab/></text:span><text:span text:style-name="T88">y'</text:span><text:span text:style-name="T43"> = </text:span><text:span text:style-name="T87">predict_one</text:span><text:span text:style-name="T43">(</text:span><text:span text:style-name="T89">w</text:span><text:span text:style-name="T43">, </text:span><text:span text:style-name="T86">phi</text:span><text:span text:style-name="T43">)</text:span><text:span text:style-name="T43"><text:line-break/></text:span><text:span text:style-name="T43"><text:tab/></text:span><text:span text:style-name="T43"><text:tab/></text:span><text:span text:style-name="T80">if</text:span><text:span text:style-name="T43"> </text:span><text:span text:style-name="T88">y'</text:span><text:span text:style-name="T43"> != </text:span><text:span text:style-name="T88">y</text:span><text:span text:style-name="T43"><text:line-break/></text:span><text:span text:style-name="T43"><text:tab/></text:span><text:span text:style-name="T43"><text:tab/></text:span><text:span text:style-name="T43"><text:tab/></text:span><text:span text:style-name="T87">update_weights</text:span><text:span text:style-name="T43">(</text:span><text:span text:style-name="T89">w</text:span><text:span text:style-name="T43">, </text:span><text:span text:style-name="T86">phi</text:span><text:span text:style-name="T43">, </text:span><text:span text:style-name="T88">y</text:span><text:span text:style-name="T43">)</text:span></text:p>
              </text:list-header>
              <text:list-item>
                <text:p><text:span text:style-name="T15">つまり：</text:span></text:p>
                <text:list>
                  <text:list-item>
                    <text:p><text:span text:style-name="T17">各学習事例を分類してみる</text:span></text:p>
                  </text:list-item>
                  <text:list-item>
                    <text:p><text:span text:style-name="T17">間違った答えを返す時に、重みを更新</text:span></text:p>
                  </text:list-item>
                </text:list>
              </text:list-item>
              <text:list-item>
                <text:p><text:span text:style-name="T17">様々なオンライン学習アルゴリズムが存在</text:span></text:p>
                <text:list>
                  <text:list-item>
                    <text:p><text:span text:style-name="T17">最もシンプルで実装しやすいのが</text:span><text:span text:style-name="T15">パーセプトロン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06cm" svg:height="8.455cm" svg:x="2.14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パーセプトロンによる重み更新</text:p>
          </draw:text-box>
        </draw:frame>
        <draw:frame presentation:style-name="pr11" draw:layer="layout" svg:width="25.199cm" svg:height="13.86cm" svg:x="1.471cm" svg:y="5.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5">つまり：</text:span></text:p>
                <text:list>
                  <text:list-item>
                    <text:p><text:span text:style-name="T16">y=1</text:span><text:span text:style-name="T17">の場合、</text:span><text:span text:style-name="T44">φ</text:span>(<text:span text:style-name="T15">x</text:span>)の素性の重みを増やす</text:p>
                    <text:list>
                      <text:list-item>
                        <text:p>「yes」の事例の素性により大きな重みを</text:p>
                      </text:list-item>
                    </text:list>
                  </text:list-item>
                  <text:list-item>
                    <text:p><text:span text:style-name="T16">y=-1</text:span>の場合、<text:span text:style-name="T44">φ</text:span>(<text:span text:style-name="T15">x</text:span>)の素性の重みを減らす</text:p>
                    <text:list>
                      <text:list-item>
                        <text:p>「no」の事例により小さな重みを</text:p>
                      </text:list-item>
                    </text:list>
                  </text:list-item>
                </text:list>
                <text:p>→ <text:span text:style-name="T15">更新のたびに、予測性能が向上！</text:span></text:p>
              </text:list-item>
            </text:list>
          </draw:text-box>
        </draw:frame>
        <draw:frame draw:style-name="gr7" draw:layer="layout" svg:width="9.297cm" svg:height="1.648cm" svg:x="8.89cm" svg:y="5.1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2" draw:layer="layout" svg:width="14.403cm" svg:height="3.49cm" svg:x="5.917cm" svg:y="16.276cm" presentation:class="outline" presentation:user-transformed="true">
          <draw:text-box>
            <text:list text:style-name="L2">
              <text:list-header>
                <text:p><text:span text:style-name="T87">update_weights</text:span><text:span text:style-name="T43">(</text:span><text:span text:style-name="T90">w</text:span><text:span text:style-name="T84">, </text:span><text:span text:style-name="T91">phi</text:span><text:span text:style-name="T84">, </text:span><text:span text:style-name="T85">y</text:span><text:span text:style-name="T43">)</text:span><text:span text:style-name="T43"><text:line-break/></text:span><text:span text:style-name="T43"><text:tab/></text:span><text:span text:style-name="T80">for</text:span><text:span text:style-name="T43"> </text:span><text:span text:style-name="T84">name, value</text:span><text:span text:style-name="T43"> </text:span><text:span text:style-name="T80">in</text:span><text:span text:style-name="T43"> </text:span><text:span text:style-name="T91">phi</text:span><text:span text:style-name="T43">:</text:span><text:span text:style-name="T43"><text:line-break/></text:span><text:span text:style-name="T43"><text:tab/></text:span><text:span text:style-name="T43"><text:tab/></text:span><text:span text:style-name="T90">w</text:span><text:span text:style-name="T43">[</text:span><text:span text:style-name="T84">name</text:span><text:span text:style-name="T43">] += </text:span><text:span text:style-name="T84">value</text:span><text:span text:style-name="T43"> * </text:span><text:span text:style-name="T85">y</text:span></text:p>
              </text:list-header>
            </text:list>
          </draw:text-box>
        </draw:frame>
        <draw:custom-shape draw:style-name="gr3" draw:text-style-name="P7" draw:layer="layout" svg:width="13.734cm" svg:height="3.674cm" svg:x="6.586cm" svg:y="16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：最初の更新</text:p>
          </draw:text-box>
        </draw:frame>
        <draw:frame presentation:style-name="pr11" draw:layer="layout" svg:width="25.199cm" svg:height="13.86cm" svg:x="1.471cm" svg:y="4.28cm" presentation:class="outline" presentation:user-transformed="true">
          <draw:text-box>
            <text:list text:style-name="L2">
              <text:list-item>
                <text:p><text:span text:style-name="T47">w</text:span>=<text:span text:style-name="T92">0</text:span><text:span text:style-name="T80">として初期化</text:span></text:p>
              </text:list-item>
            </text:list>
          </draw:text-box>
        </draw:frame>
        <draw:frame draw:style-name="gr2" draw:text-style-name="P6" draw:layer="layout" svg:width="19.082cm" svg:height="1.517cm" svg:x="1.585cm" svg:y="5.586cm">
          <draw:text-box>
            <text:p><text:span text:style-name="T93">x</text:span><text:span text:style-name="T8"> = A site , located in Maizuru , Kyoto</text:span></text:p>
          </draw:text-box>
        </draw:frame>
        <draw:frame draw:style-name="gr2" draw:text-style-name="P6" draw:layer="layout" svg:width="3.363cm" svg:height="1.517cm" svg:x="21.925cm" svg:y="5.538cm">
          <draw:text-box>
            <text:p><text:span text:style-name="T94">y</text:span><text:span text:style-name="T8"> = -1</text:span></text:p>
          </draw:text-box>
        </draw:frame>
        <draw:frame draw:style-name="gr7" draw:layer="layout" svg:width="6.865cm" svg:height="1.647cm" svg:x="3.175cm" svg:y="7.3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12.889cm" svg:height="1.647cm" svg:x="12.065cm" svg:y="7.2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4.129cm" svg:height="1.52cm" svg:x="11.43cm" svg:y="10.1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7" draw:layer="layout" svg:x1="13.67cm" svg:y1="8.96cm" svg:x2="13.67cm" svg:y2="10.23cm">
          <text:p/>
        </draw:line>
        <draw:line draw:style-name="gr5" draw:text-style-name="P7" draw:layer="layout" svg:x1="13.67cm" svg:y1="11.96cm" svg:x2="13.67cm" svg:y2="13.23cm">
          <text:p/>
        </draw:line>
        <draw:frame draw:style-name="gr7" draw:layer="layout" svg:width="9.297cm" svg:height="1.648cm" svg:x="9.118cm" svg:y="13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7" draw:layer="layout" svg:x1="13.67cm" svg:y1="14.76cm" svg:x2="13.67cm" svg:y2="16.03cm">
          <text:p/>
        </draw:line>
        <draw:frame draw:style-name="gr2" draw:text-style-name="P9" draw:layer="layout" svg:width="7.068cm" svg:height="1.475cm" svg:x="13.891cm" svg:y="16.275cm">
          <draw:text-box>
            <text:p><text:span text:style-name="T33">w</text:span><text:span text:style-name="T37">unigram “A”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13.891cm" svg:y="17.45cm">
          <draw:text-box>
            <text:p><text:span text:style-name="T33">w</text:span><text:span text:style-name="T37">unigram “site”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6.535cm" svg:y="17.285cm">
          <draw:text-box>
            <text:p><text:span text:style-name="T33">w</text:span><text:span text:style-name="T37">unigram “,”</text:span><text:span text:style-name="T14"> </text:span><text:span text:style-name="T14"><text:tab/></text:span><text:span text:style-name="T14"><text:tab/></text:span><text:span text:style-name="T14">= -2</text:span></text:p>
          </draw:text-box>
        </draw:frame>
        <draw:frame draw:style-name="gr2" draw:text-style-name="P9" draw:layer="layout" svg:width="7.068cm" svg:height="1.475cm" svg:x="13.891cm" svg:y="18.65cm">
          <draw:text-box>
            <text:p><text:span text:style-name="T33">w</text:span><text:span text:style-name="T37">unigram “located”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6.566cm" svg:y="18.39cm">
          <draw:text-box>
            <text:p><text:span text:style-name="T33">w</text:span><text:span text:style-name="T37">unigram “in”</text:span><text:span text:style-name="T14"> 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6.564cm" svg:y="16.115cm">
          <draw:text-box>
            <text:p><text:span text:style-name="T33">w</text:span><text:span text:style-name="T37">unigram “Maizuru”</text:span><text:span text:style-name="T14"> 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6.535cm" svg:y="19.49cm">
          <draw:text-box>
            <text:p><text:span text:style-name="T33">w</text:span><text:span text:style-name="T37">unigram “Kyoto”</text:span><text:span text:style-name="T14"> </text:span><text:span text:style-name="T14"><text:tab/></text:span><text:span text:style-name="T14">=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：２回目の更新</text:p>
          </draw:text-box>
        </draw:frame>
        <draw:frame draw:style-name="gr2" draw:text-style-name="P6" draw:layer="layout" svg:width="16.957cm" svg:height="1.517cm" svg:x="1.585cm" svg:y="4.086cm">
          <draw:text-box>
            <text:p><text:span text:style-name="T93">x</text:span><text:span text:style-name="T8"> = Shoken , monk born in Kyoto</text:span></text:p>
          </draw:text-box>
        </draw:frame>
        <draw:frame draw:style-name="gr2" draw:text-style-name="P6" draw:layer="layout" svg:width="2.987cm" svg:height="1.517cm" svg:x="21.925cm" svg:y="4.038cm">
          <draw:text-box>
            <text:p><text:span text:style-name="T94">y</text:span><text:span text:style-name="T8"> = 1</text:span></text:p>
          </draw:text-box>
        </draw:frame>
        <draw:frame draw:style-name="gr7" draw:layer="layout" svg:width="7.949cm" svg:height="1.647cm" svg:x="3.175cm" svg:y="7.35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3.919cm" svg:height="1.647cm" svg:x="12.065cm" svg:y="7.2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4.129cm" svg:height="1.52cm" svg:x="11.43cm" svg:y="10.19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7" draw:layer="layout" svg:x1="13.67cm" svg:y1="8.96cm" svg:x2="13.67cm" svg:y2="10.23cm">
          <text:p/>
        </draw:line>
        <draw:line draw:style-name="gr5" draw:text-style-name="P7" draw:layer="layout" svg:x1="13.67cm" svg:y1="11.96cm" svg:x2="13.67cm" svg:y2="13.23cm">
          <text:p/>
        </draw:line>
        <draw:frame draw:style-name="gr7" draw:layer="layout" svg:width="9.297cm" svg:height="1.648cm" svg:x="9.118cm" svg:y="13.2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" draw:text-style-name="P7" draw:layer="layout" svg:x1="13.67cm" svg:y1="14.76cm" svg:x2="13.67cm" svg:y2="16.03cm">
          <text:p/>
        </draw:line>
        <draw:frame draw:style-name="gr2" draw:text-style-name="P9" draw:layer="layout" svg:width="7.068cm" svg:height="1.475cm" svg:x="9.891cm" svg:y="16.275cm">
          <draw:text-box>
            <text:p><text:span text:style-name="T33">w</text:span><text:span text:style-name="T37">unigram “A”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9.891cm" svg:y="17.45cm">
          <draw:text-box>
            <text:p><text:span text:style-name="T33">w</text:span><text:span text:style-name="T37">unigram “site”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2.535cm" svg:y="17.285cm">
          <draw:text-box>
            <text:p><text:span text:style-name="T33">w</text:span><text:span text:style-name="T37">unigram “,”</text:span><text:span text:style-name="T14"> </text:span><text:span text:style-name="T14"><text:tab/></text:span><text:span text:style-name="T14"><text:tab/></text:span><text:span text:style-name="T14">= -1</text:span></text:p>
          </draw:text-box>
        </draw:frame>
        <draw:frame draw:style-name="gr2" draw:text-style-name="P9" draw:layer="layout" svg:width="7.068cm" svg:height="1.475cm" svg:x="9.891cm" svg:y="18.65cm">
          <draw:text-box>
            <text:p><text:span text:style-name="T33">w</text:span><text:span text:style-name="T37">unigram “located”</text:span><text:span text:style-name="T14"><text:tab/></text:span><text:span text:style-name="T14">= -1</text:span></text:p>
          </draw:text-box>
        </draw:frame>
        <draw:frame draw:style-name="gr2" draw:text-style-name="P9" draw:layer="layout" svg:width="6.784cm" svg:height="1.475cm" svg:x="2.566cm" svg:y="18.39cm">
          <draw:text-box>
            <text:p><text:span text:style-name="T33">w</text:span><text:span text:style-name="T37">unigram “in”</text:span><text:span text:style-name="T14"> </text:span><text:span text:style-name="T14"><text:tab/></text:span><text:span text:style-name="T14"><text:tab/></text:span><text:span text:style-name="T14">= 0</text:span></text:p>
          </draw:text-box>
        </draw:frame>
        <draw:frame draw:style-name="gr2" draw:text-style-name="P9" draw:layer="layout" svg:width="7.068cm" svg:height="1.475cm" svg:x="2.564cm" svg:y="16.115cm">
          <draw:text-box>
            <text:p><text:span text:style-name="T33">w</text:span><text:span text:style-name="T37">unigram “Maizuru”</text:span><text:span text:style-name="T14"> </text:span><text:span text:style-name="T14"><text:tab/></text:span><text:span text:style-name="T14">= -1</text:span></text:p>
          </draw:text-box>
        </draw:frame>
        <draw:frame draw:style-name="gr2" draw:text-style-name="P9" draw:layer="layout" svg:width="6.784cm" svg:height="1.475cm" svg:x="2.535cm" svg:y="19.49cm">
          <draw:text-box>
            <text:p><text:span text:style-name="T33">w</text:span><text:span text:style-name="T37">unigram “Kyoto”</text:span><text:span text:style-name="T14"> </text:span><text:span text:style-name="T14"><text:tab/></text:span><text:span text:style-name="T14">= 0</text:span></text:p>
          </draw:text-box>
        </draw:frame>
        <draw:frame draw:style-name="gr2" draw:text-style-name="P19" draw:layer="layout" svg:width="1.256cm" svg:height="1.195cm" svg:x="7.42cm" svg:y="5.415cm">
          <draw:text-box>
            <text:p><text:span text:style-name="T33">-2</text:span></text:p>
          </draw:text-box>
        </draw:frame>
        <draw:frame draw:style-name="gr2" draw:text-style-name="P19" draw:layer="layout" svg:width="1.256cm" svg:height="1.195cm" svg:x="13.92cm" svg:y="5.416cm">
          <draw:text-box>
            <text:p><text:span text:style-name="T33">-1</text:span></text:p>
          </draw:text-box>
        </draw:frame>
        <draw:frame draw:style-name="gr2" draw:text-style-name="P19" draw:layer="layout" svg:width="1.256cm" svg:height="1.195cm" svg:x="15.92cm" svg:y="5.417cm">
          <draw:text-box>
            <text:p><text:span text:style-name="T33">-1</text:span></text:p>
          </draw:text-box>
        </draw:frame>
        <draw:line draw:style-name="gr5" draw:text-style-name="P7" draw:layer="layout" svg:x1="8.255cm" svg:y1="6.55cm" svg:x2="9.525cm" svg:y2="7.185cm">
          <text:p/>
        </draw:line>
        <draw:line draw:style-name="gr5" draw:text-style-name="P7" draw:layer="layout" svg:x1="13.97cm" svg:y1="6.35cm" svg:x2="9.525cm" svg:y2="7.186cm">
          <text:p/>
        </draw:line>
        <draw:line draw:style-name="gr5" draw:text-style-name="P7" draw:layer="layout" svg:x1="15.875cm" svg:y1="6.35cm" svg:x2="9.525cm" svg:y2="7.186cm">
          <text:p/>
        </draw:line>
        <draw:frame draw:style-name="gr2" draw:text-style-name="P9" draw:layer="layout" svg:width="6.784cm" svg:height="1.475cm" svg:x="17.591cm" svg:y="16.275cm">
          <draw:text-box>
            <text:p><text:span text:style-name="T33">w</text:span><text:span text:style-name="T37">unigram “Shoken”</text:span><text:span text:style-name="T14"><text:tab/></text:span><text:span text:style-name="T14">= </text:span><text:span text:style-name="T95">1</text:span></text:p>
          </draw:text-box>
        </draw:frame>
        <draw:frame draw:style-name="gr2" draw:text-style-name="P9" draw:layer="layout" svg:width="6.784cm" svg:height="1.475cm" svg:x="17.591cm" svg:y="17.45cm">
          <draw:text-box>
            <text:p><text:span text:style-name="T33">w</text:span><text:span text:style-name="T37">unigram “monk”</text:span><text:span text:style-name="T14"><text:tab/></text:span><text:span text:style-name="T14">= 1</text:span></text:p>
          </draw:text-box>
        </draw:frame>
        <draw:frame draw:style-name="gr2" draw:text-style-name="P9" draw:layer="layout" svg:width="6.784cm" svg:height="1.475cm" svg:x="17.591cm" svg:y="18.65cm">
          <draw:text-box>
            <text:p><text:span text:style-name="T33">w</text:span><text:span text:style-name="T37">unigram “born”</text:span><text:span text:style-name="T14"><text:tab/></text:span><text:span text:style-name="T14">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1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15">２つのプログラムを作成</text:span></text:p>
                <text:list>
                  <text:list-item>
                    <text:p>train-perceptron: パーセプトロンを用いた分類器学習</text:p>
                  </text:list-item>
                  <text:list-item>
                    <text:p>test-perceptron: 重みを読み込み、予測を１行ずつ出力</text:p>
                  </text:list-item>
                </text:list>
              </text:list-item>
              <text:list-item>
                <text:p><text:span text:style-name="T15">テスト：</text:span><text:span text:style-name="T17">train-perceptron</text:span></text:p>
                <text:list>
                  <text:list-item>
                    <text:p><text:span text:style-name="T17">入力：</text:span><text:span text:style-name="T17">test/03-train-input.txt</text:span></text:p>
                  </text:list-item>
                  <text:list-item>
                    <text:p><text:span text:style-name="T17">正解：</text:span><text:span text:style-name="T17">test/03-train-answer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1" draw:layer="layout" svg:width="25.199cm" svg:height="13.86cm" svg:x="1.471cm" svg:y="5.08cm" presentation:class="outline">
          <draw:text-box>
            <text:list text:style-name="L2">
              <text:list-item>
                <text:p>data-en/titles-en-train.labeledで<text:span text:style-name="T15">モデルを学習</text:span></text:p>
              </text:list-item>
              <text:list-item>
                <text:p>data-en/titles-en-test.wordの<text:span text:style-name="T15">ラベルを予測</text:span></text:p>
              </text:list-item>
              <text:list-item>
                <text:p><text:span text:style-name="T17">評価スクリプトで分類器の</text:span><text:span text:style-name="T15">精度を計算 </text:span></text:p>
                <text:list>
                  <text:list-item>
                    <text:p><text:span text:style-name="T96">script/grade-prediction.py data-en/titles-en-test.labeled your_answer</text:span></text:p>
                  </text:list-item>
                </text:list>
              </text:list-item>
              <text:list-item>
                <text:p><text:span text:style-name="T97">上級編：</text:span></text:p>
                <text:list>
                  <text:list-item>
                    <text:p><text:span text:style-name="T11">モデルが間違えた箇所を見て、間違えた理由について考察する</text:span></text:p>
                  </text:list-item>
                  <text:list-item>
                    <text:p><text:span text:style-name="T11">新しい素性を導入し、精度への影響を計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3 – </text:span><text:span text:style-name="MT2">パーセプトロンアルゴリズム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7DT14H42M7S</meta:editing-duration>
    <meta:editing-cycles>570</meta:editing-cycles>
    <dc:date>2013-05-27T18:41:05</dc:date>
    <dc:creator>Graham Neubig</dc:creator>
    <meta:generator>LibreOffice/3.5$Linux_x86 LibreOffice_project/350m1$Build-2</meta:generator>
    <meta:document-statistic meta:object-count="294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0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3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n>0</mn>
      </mrow>
    </mrow>
    <annotation encoding="StarMath 5.0">color green bold w cdot color magenta bold %phi(color blue x) = 0</annotation>
  </semantics>
</math>
</file>

<file path=Object 4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n>1</mn>
      </mrow>
    </mrow>
    <annotation encoding="StarMath 5.0">color red {y'} = "sign"(color green bold w cdot color magenta bold %phi(color blue x)) = 1</annotation>
  </semantics>
</math>
</file>

<file path=Object 5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7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row>
          <mo stretchy="false">−</mo>
          <mn>4</mn>
        </mrow>
      </mrow>
    </mrow>
    <annotation encoding="StarMath 5.0">color green bold w cdot color magenta bold %phi(color blue x) = -4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row>
          <mo stretchy="false">−</mo>
          <mn>1</mn>
        </mrow>
      </mrow>
    </mrow>
    <annotation encoding="StarMath 5.0">color red {y'} = "sign"(color green bold w cdot color magenta bold %phi(color blue x)) = -1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